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9600000324EBDE82A6DE17E9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29.5cm"/>
    </style:style>
    <style:style style:name="gr3" style:family="graphic" style:parent-style-name="standard">
      <style:graphic-properties svg:stroke-color="#ffd320" draw:fill-color="#ffd320" draw:textarea-horizontal-align="justify" draw:textarea-vertical-align="middle" draw:auto-grow-height="false" fo:min-height="0cm" fo:min-width="29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d320"/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7.5cm" svg:height="2.73cm" svg:x="11.25cm" svg:y="1.07cm">
          <draw:image xlink:href="Pictures/100000000000089600000324EBDE82A6DE17E9B5.png" xlink:type="simple" xlink:show="embed" xlink:actuate="onLoad" draw:mime-type="image/png">
            <text:p/>
          </draw:image>
        </draw:frame>
        <draw:custom-shape draw:style-name="gr2" draw:text-style-name="P2" draw:layer="layout" svg:width="30cm" svg:height="0.1cm" svg:x="-0.0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0cm" svg:height="0.1cm" svg:x="-0.05cm" svg:y="4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gério Aparecido Gonçalves</meta:initial-creator>
    <meta:creation-date>2016-08-07T20:57:17.014579211</meta:creation-date>
    <dc:date>2021-03-19T14:44:07.990720886</dc:date>
    <meta:editing-duration>PT55M13S</meta:editing-duration>
    <meta:editing-cycles>20</meta:editing-cycles>
    <meta:generator>LibreOffice/7.1.0.3$Linux_X86_64 LibreOffice_project/10$Build-3</meta:generator>
    <meta:document-statistic meta:object-count="3"/>
  </office:meta>
</office:document-meta>
</file>